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Oblique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ad649a" draw:marker-start-width="0.318cm" draw:marker-start-center="false" draw:marker-end-width="0.31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7cm" fo:min-width="0.27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svg:stroke-width="0.019cm" svg:stroke-color="#ad649a" draw:marker-start-width="0.318cm" draw:marker-start-center="false" draw:marker-end-width="0.31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7cm" fo:min-width="0.27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none" svg:stroke-width="0.019cm" svg:stroke-color="#ad649a" draw:marker-start-width="0.318cm" draw:marker-start-center="false" draw:marker-end-width="0.31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7cm" fo:min-width="0.33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svg:stroke-width="0.019cm" svg:stroke-color="#ad649a" draw:marker-start-width="0.318cm" draw:marker-start-center="false" draw:marker-end-width="0.31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svg:stroke-width="0.019cm" svg:stroke-color="#ad649a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76cm" svg:height="0.477cm" svg:x="12.035cm" svg:y="14.231cm">
            <draw:text-box>
              <text:p text:style-name="P1"><text:span text:style-name="T1">C</text:span></text:p>
            </draw:text-box>
          </draw:frame>
          <draw:frame draw:style-name="gr2" draw:text-style-name="P2" draw:layer="layout" svg:width="0.272cm" svg:height="0.477cm" svg:x="9.841cm" svg:y="14.991cm">
            <draw:text-box>
              <text:p text:style-name="P1"><text:span text:style-name="T1">A</text:span></text:p>
            </draw:text-box>
          </draw:frame>
          <draw:frame draw:style-name="gr3" draw:text-style-name="P2" draw:layer="layout" svg:width="0.336cm" svg:height="0.477cm" svg:x="11.286cm" svg:y="15.566cm">
            <draw:text-box>
              <text:p text:style-name="P1"><text:span text:style-name="T1">B</text:span></text:p>
            </draw:text-box>
          </draw:frame>
          <draw:line draw:style-name="gr4" draw:text-style-name="P3" draw:layer="layout" svg:x1="11.763cm" svg:y1="15.18cm" svg:x2="11.467cm" svg:y2="15.012cm">
            <text:p/>
          </draw:line>
          <draw:line draw:style-name="gr4" draw:text-style-name="P3" draw:layer="layout" svg:x1="10.903cm" svg:y1="15.249cm" svg:x2="10.806cm" svg:y2="15.574cm">
            <text:p/>
          </draw:line>
          <draw:polygon draw:style-name="gr5" draw:text-style-name="P4" draw:layer="layout" svg:width="2.001cm" svg:height="0.752cm" draw:transform="rotate (-2.73719986590271) translate (12.2945694444517cm 15.1429305555259cm)" svg:viewBox="0 0 2002 753" draw:points="0,753 2002,753 1000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Oblique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2:41:38.210274020</meta:creation-date>
    <dc:date>2018-02-26T12:42:01.386678509</dc:date>
    <meta:editing-duration>PT23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